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ZE_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0" table:default-cell-style-name="ce2"/>
        <table:table-column table:style-name="co3" table:number-columns-repeated="3" table:default-cell-style-name="ce2"/>
        <table:table-column table:style-name="co2" table:number-columns-repeated="3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97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4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4" office:value-type="string" calcext:value-type="string" table:number-columns-spanned="1" table:number-rows-spanned="2">
            <text:p>obecności</text:p>
          </table:table-cell>
          <table:table-cell table:style-name="ce4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pd1</text:p>
          </table:table-cell>
          <table:table-cell table:style-name="ce1" office:value-type="string" calcext:value-type="string" table:number-columns-spanned="1" table:number-rows-spanned="2">
            <text:p>pd2</text:p>
          </table:table-cell>
          <table:table-cell table:style-name="ce1" office:value-type="string" calcext:value-type="string" table:number-columns-spanned="1" table:number-rows-spanned="2">
            <text:p>pd3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3" table:style-name="ce1"/>
          <table:covered-table-cell table:number-columns-repeated="2" table:style-name="ce4"/>
          <table:covered-table-cell table:number-columns-repeated="5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5036" calcext:value-type="float">
            <text:p>950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5037" calcext:value-type="float">
            <text:p>950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1196" calcext:value-type="float">
            <text:p>911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5038" calcext:value-type="float">
            <text:p>9503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5039" calcext:value-type="float">
            <text:p>9503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5040" calcext:value-type="float">
            <text:p>9504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5041" calcext:value-type="float">
            <text:p>9504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5042" calcext:value-type="float">
            <text:p>95042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5043" calcext:value-type="float">
            <text:p>9504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26"/>
          <table:table-cell table:style-name="ce7"/>
          <table:table-cell table:style-name="ce1" table:number-columns-repeated="5"/>
          <table:table-cell table:style-name="ce9"/>
          <table:table-cell table:style-name="ce1"/>
          <table:table-cell table:style-name="ce9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044" calcext:value-type="float">
            <text:p>9504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045" calcext:value-type="float">
            <text:p>950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8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046" calcext:value-type="float">
            <text:p>950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047" calcext:value-type="float">
            <text:p>9504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048" calcext:value-type="float">
            <text:p>9504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049" calcext:value-type="float">
            <text:p>9504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982" calcext:value-type="float">
            <text:p>94982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6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050" calcext:value-type="float">
            <text:p>95050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0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5051" calcext:value-type="float">
            <text:p>9505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052" calcext:value-type="float">
            <text:p>95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2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301" calcext:value-type="float">
            <text:p>92301</text:p>
          </table:table-cell>
          <table:table-cell table:style-name="ce1" table:number-columns-repeated="33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2418" calcext:value-type="float">
            <text:p>92418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6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053" calcext:value-type="float">
            <text:p>9505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6"/>
          <table:table-cell table:style-name="ce1" table:number-columns-repeated="20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104" calcext:value-type="float">
            <text:p>9510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2428" calcext:value-type="float">
            <text:p>92428</text:p>
          </table:table-cell>
          <table:table-cell table:style-name="ce1" table:number-columns-repeated="33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5054" calcext:value-type="float">
            <text:p>950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0247" calcext:value-type="float">
            <text:p>90247</text:p>
          </table:table-cell>
          <table:table-cell table:style-name="ce1" table:number-columns-repeated="33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314" calcext:value-type="float">
            <text:p>95314</text:p>
          </table:table-cell>
          <table:table-cell table:style-name="ce1" table:number-columns-repeated="33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316" calcext:value-type="float">
            <text:p>9531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6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996" calcext:value-type="float">
            <text:p>9099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6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5055" calcext:value-type="float">
            <text:p>95055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225" calcext:value-type="float">
            <text:p>802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056" calcext:value-type="float">
            <text:p>95056</text:p>
          </table:table-cell>
          <table:table-cell table:style-name="ce1" table:number-columns-repeated="33"/>
          <table:table-cell table:style-name="ce7"/>
          <table:table-cell table:style-name="ce1" table:number-columns-repeated="5"/>
          <table:table-cell table:style-name="ce9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5057" calcext:value-type="float">
            <text:p>95057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6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34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34"/>
          <table:table-cell table:style-name="ce7"/>
          <table:table-cell table:style-name="ce1" table:number-columns-repeated="14"/>
          <table:table-cell table:number-columns-repeated="973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1:43:21.0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2:32:22.565000000</meta:creation-date>
    <dc:date>2023-01-25T12:14:14.599000000</dc:date>
    <meta:editing-duration>PT3H1M47S</meta:editing-duration>
    <meta:editing-cycles>101</meta:editing-cycles>
    <meta:generator>LibreOffice/6.0.5.2$Windows_X86_64 LibreOffice_project/54c8cbb85f300ac59db32fe8a675ff7683cd5a16</meta:generator>
    <meta:document-statistic meta:table-count="1" meta:cell-count="347" meta:object-count="0"/>
  </office:meta>
</office:document-meta>
</file>